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DengXian" svg:font-family="DengXian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ngXian1" svg:font-family="DengXian" style:font-family-generic="system" style:font-pitch="variable"/>
    <style:font-face style:name="MS Mincho1" svg:font-family="'MS Mincho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ff0000" fo:font-size="10.5pt" fo:font-weight="bold" style:font-size-asian="10.5pt" style:language-asian="zh" style:country-asian="TW" style:font-weight-asian="bold" style:font-size-complex="10.5pt"/>
    </style:style>
    <style:style style:name="P3" style:family="paragraph" style:parent-style-name="Standard">
      <style:paragraph-properties fo:text-align="start" style:justify-single-word="false" fo:orphans="2" fo:widows="2"/>
    </style:style>
    <style:style style:name="P4" style:family="paragraph" style:parent-style-name="Standard">
      <style:paragraph-properties fo:text-align="start" style:justify-single-word="false" fo:orphans="2" fo:widows="2"/>
      <style:text-properties fo:font-size="10.5pt" style:font-size-asian="10.5pt" style:language-asian="zh" style:country-asian="TW" style:font-size-complex="10.5pt"/>
    </style:style>
    <style:style style:name="P5" style:family="paragraph" style:parent-style-name="Standard">
      <style:text-properties fo:font-size="10.5pt" fo:font-weight="bold" style:font-size-asian="10.5pt" style:language-asian="zh" style:country-asian="TW" style:font-weight-asian="bold" style:font-size-complex="10.5pt"/>
    </style:style>
    <style:style style:name="P6" style:family="paragraph" style:parent-style-name="Standard">
      <style:text-properties style:language-asian="zh" style:country-asian="TW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7"/>
    <style:style style:name="P11" style:family="paragraph" style:parent-style-name="List_20_Paragraph" style:list-style-name="WWNum8"/>
    <style:style style:name="P12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13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14" style:family="paragraph" style:parent-style-name="List_20_Paragraph">
      <style:paragraph-properties fo:margin-left="1.27cm" fo:margin-right="0cm" fo:text-indent="0cm" style:auto-text-indent="false"/>
    </style:style>
    <style:style style:name="P15" style:family="paragraph" style:parent-style-name="List_20_Paragraph">
      <style:paragraph-properties fo:margin-left="1.27cm" fo:margin-right="0cm" fo:text-indent="0cm" style:auto-text-indent="false"/>
      <style:text-properties fo:font-size="10.5pt" style:font-size-asian="10.5pt" style:language-asian="zh" style:country-asian="TW" style:font-size-complex="10.5pt"/>
    </style:style>
    <style:style style:name="P16" style:family="paragraph" style:parent-style-name="List_20_Paragraph">
      <style:paragraph-properties fo:margin-left="1.27cm" fo:margin-right="0cm" fo:text-indent="0cm" style:auto-text-indent="false"/>
      <style:text-properties officeooo:paragraph-rsid="0010092a"/>
    </style:style>
    <style:style style:name="P17" style:family="paragraph" style:parent-style-name="List_20_Paragraph">
      <style:paragraph-properties fo:margin-left="2.54cm" fo:margin-right="0cm" fo:text-indent="0cm" style:auto-text-indent="false"/>
    </style:style>
    <style:style style:name="P18" style:family="paragraph" style:parent-style-name="List_20_Paragraph">
      <style:paragraph-properties fo:margin-left="2.54cm" fo:margin-right="0cm" fo:text-indent="0cm" style:auto-text-indent="false"/>
      <style:text-properties fo:font-size="10.5pt" style:font-size-asian="10.5pt" style:language-asian="zh" style:country-asian="TW" style:font-size-complex="10.5pt"/>
    </style:style>
    <style:style style:name="P19" style:family="paragraph" style:parent-style-name="List_20_Paragraph">
      <style:paragraph-properties fo:margin-left="2.54cm" fo:margin-right="0cm" fo:text-indent="0cm" style:auto-text-indent="false"/>
      <style:text-properties style:language-asian="zh" style:country-asian="TW"/>
    </style:style>
    <style:style style:name="T1" style:family="text">
      <style:text-properties fo:font-size="22pt" style:font-size-asian="22pt" style:language-asian="zh" style:country-asian="TW" style:font-size-complex="22pt"/>
    </style:style>
    <style:style style:name="T2" style:family="text">
      <style:text-properties style:language-asian="zh" style:country-asian="TW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language-asian="zh" style:country-asian="TW" style:font-weight-asian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0092a" style:font-size-asian="10.5pt" style:font-size-complex="10.5pt"/>
    </style:style>
    <style:style style:name="T7" style:family="text">
      <style:text-properties fo:font-size="10.5pt" style:font-size-asian="10.5pt" style:language-asian="zh" style:country-asian="TW" style:font-size-complex="10.5pt"/>
    </style:style>
    <style:style style:name="T8" style:family="text">
      <style:text-properties fo:font-size="10.5pt" fo:font-weight="bold" style:font-size-asian="10.5pt" style:language-asian="zh" style:country-asian="TW" style:font-weight-asian="bold" style:font-size-complex="10.5pt"/>
    </style:style>
    <style:style style:name="T9" style:family="text">
      <style:text-properties style:font-name="Calibri" style:language-asian="zh" style:country-asian="TW" style:font-name-complex="Calibri1"/>
    </style:style>
    <style:style style:name="T10" style:family="text">
      <style:text-properties fo:color="#ff0000" fo:font-size="10.5pt" fo:font-weight="bold" style:font-size-asian="10.5pt" style:font-weight-asian="bold" style:font-size-complex="10.5pt"/>
    </style:style>
    <style:style style:name="T11" style:family="text">
      <style:text-properties fo:color="#ff0000" fo:font-size="10.5pt" fo:font-weight="bold" style:font-size-asian="10.5pt" style:language-asian="zh" style:country-asian="TW" style:font-weight-asian="bold" style:font-size-complex="10.5pt"/>
    </style:style>
    <style:style style:name="T12" style:family="text">
      <style:text-properties fo:color="#555555" style:font-name="MS Mincho" fo:font-size="10.5pt" style:letter-kerning="false" style:font-name-asian="MS Mincho1" style:font-size-asian="10.5pt" style:language-asian="zh" style:country-asian="TW" style:font-name-complex="MS Mincho1" style:font-size-complex="10.5pt"/>
    </style:style>
    <style:style style:name="T13" style:family="text">
      <style:text-properties fo:color="#555555" style:font-name="Verdana" fo:font-size="10.5pt" style:letter-kerning="false" style:font-name-asian="Times New Roman1" style:font-size-asian="10.5pt" style:language-asian="zh" style:country-asian="TW" style:font-name-complex="Times New Roman1" style:font-size-complex="10.5pt"/>
    </style:style>
    <style:style style:name="T14" style:family="text">
      <style:text-properties fo:color="#555555" style:font-name="SimSun" fo:font-size="10.5pt" style:letter-kerning="false" style:font-name-asian="SimSun1" style:font-size-asian="10.5pt" style:language-asian="zh" style:country-asian="TW" style:font-name-complex="SimSun1" style:font-size-complex="10.5pt"/>
    </style:style>
    <style:style style:name="T15" style:family="text">
      <style:text-properties fo:font-size="9pt" style:font-size-asian="9pt" style:language-asian="zh" style:country-asian="TW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oad balancer服務</text:span></text:p>
      <text:p text:style-name="P1"><text:span text:style-name="T2">華藏淨宗學會資訊組 v1.0</text:span></text:p>
      <text:p text:style-name="Standard"><text:span text:style-name="T2"><text:s text:c="4"/>学会的hls直播點播以及網站使用的部份檔案（如視頻、數位法寶等），都需要選擇最優的線路，以便快速的提供給用戶，所以就有了load balancer服務。</text:span></text:p>
      <text:p text:style-name="Standard"><text:span text:style-name="T2"><text:s text:c="4"/>load balancer服務依據客戶IP所屬的國家、線路的流量及線路最大帶寬來計算權重，將最優線路返回給用戶使用。</text:span></text:p>
      <text:p text:style-name="Standard"><text:span text:style-name="T2">使用說明：</text:span></text:p>
      <text:list xml:id="list851633243" text:style-name="WWNum1">
        <text:list-item>
          <text:p text:style-name="P9"><text:span text:style-name="T2">使用</text:span>http的302跳转</text:p>
        </text:list-item>
      </text:list>
      <text:list xml:id="list3642642623" text:style-name="WWNum2">
        <text:list-item>
          <text:p text:style-name="P12"><text:span text:style-name="T3">hls</text:span><text:span text:style-name="T4">直播或點播</text:span></text:p>
        </text:list-item>
      </text:list>
      <text:p text:style-name="P14"><text:span text:style-name="T2">hls直播或點播使用的URL<text:line-break/></text:span><text:a xlink:type="simple" xlink:href="http://amtbsg.cloudapp.net/redirect/" text:style-name="Internet_20_link" text:visited-style-name="Visited_20_Internet_20_Link">http://amtbsg.cloudapp.net/redirect/</text:a><text:span text:style-name="T2">+hls直播或點播的地址<text:line-break/>直播台（</text:span><text:a xlink:type="simple" xlink:href="http://player.hwadzan.com/v/wdplayer.php?file=http://amtbsg.cloudapp.net/redirect/liveedge/_definst_/livetv/playlist.m3u8&amp;autoplay=true&amp;live=true" text:style-name="Internet_20_link" text:visited-style-name="Visited_20_Internet_20_Link"><text:span text:style-name="T2">測試播放器</text:span></text:a><text:span text:style-name="T2">）<text:line-break/></text:span><text:a xlink:type="simple" xlink:href="http://amtbsg.cloudapp.net/redirect/liveedge/_definst_/livetv/playlist.m3u8" text:style-name="Internet_20_link" text:visited-style-name="Visited_20_Internet_20_Link"><text:span text:style-name="T5">http://amtbsg.cloudapp.net/redirect/liveedge/_definst_/livetv/playlist.m3u8</text:span></text:a></text:p>
      <text:p text:style-name="P14"><text:span text:style-name="T9">mp4點播</text:span><text:span text:style-name="T2">（</text:span><text:a xlink:type="simple" xlink:href="http://player.hwadzan.com/v/wdplayer.php?file=http://amtbsg.cloudapp.net/redirect/vod/_definst_/mp4/02/02-041/02-041-0001.mp4/playlist.m3u8&amp;autoplay=true" text:style-name="Internet_20_link" text:visited-style-name="Visited_20_Internet_20_Link"><text:span text:style-name="T2">測試播放器</text:span></text:a><text:span text:style-name="T2">）<text:line-break/></text:span><text:a xlink:type="simple" xlink:href="http://amtbsg.cloudapp.net/redirect/vod/_definst_/mp4/02/02-041/02-041-0001.mp4/playlist.m3u8" text:style-name="Internet_20_link" text:visited-style-name="Visited_20_Internet_20_Link"><text:span text:style-name="T5">http://amtbsg.cloudapp.net/redirect/</text:span></text:a><text:a xlink:type="simple" xlink:href="http://amtbsg.cloudapp.net/redirect/vod/_definst_/mp4/02/02-041/02-041-0001.mp4/playlist.m3u8" text:style-name="Internet_20_link" text:visited-style-name="Visited_20_Internet_20_Link"><text:span text:style-name="T7">vod</text:span></text:a><text:a xlink:type="simple" xlink:href="http://amtbsg.cloudapp.net/redirect/vod/_definst_/mp4/02/02-041/02-041-0001.mp4/playlist.m3u8" text:style-name="Internet_20_link" text:visited-style-name="Visited_20_Internet_20_Link"><text:span text:style-name="T5">/_definst_/mp4/02/02-041/02-041-0001.mp4/playlist.m3u8</text:span></text:a></text:p>
      <text:p text:style-name="P14"><text:span text:style-name="T5"/></text:p>
      <text:p text:style-name="P16"><text:span text:style-name="T5">http://amtbsg.cloudapp.net/redirect/</text:span><text:span text:style-name="T7">vod</text:span><text:span text:style-name="T5">/_definst_/mp4/0</text:span><text:span text:style-name="T6">1</text:span><text:span text:style-name="T5">/0</text:span><text:span text:style-name="T6">1</text:span><text:span text:style-name="T5">-0</text:span><text:span text:style-name="T6">11</text:span><text:span text:style-name="T5">/0</text:span><text:span text:style-name="T6">1</text:span><text:span text:style-name="T5">-0</text:span><text:span text:style-name="T6">11</text:span><text:span text:style-name="T5">-0001.mp4/playlist.m3u8</text:span></text:p>
      <text:p text:style-name="P14"><text:span text:style-name="T9">mp3點播</text:span><text:span text:style-name="T2">（</text:span><text:a xlink:type="simple" xlink:href="http://player.hwadzan.com/v/wdplayer.php?file=http://amtbsg.cloudapp.net/redirect/vod/_definst_/mp3:mp3/02/02-041/02-041-0001.mp3/playlist.m3u8&amp;autoplay=true" text:style-name="Internet_20_link" text:visited-style-name="Visited_20_Internet_20_Link"><text:span text:style-name="T2">測試播放器</text:span></text:a><text:span text:style-name="T2">）<text:line-break/></text:span><text:span text:style-name="T5">http://amtbsg.cloudapp.net/redirect/</text:span><text:span text:style-name="T7">vod</text:span><text:span text:style-name="T5">/_definst_/mp3:mp3/02/02-041/02-041-0001.mp3/playlist.m3u8</text:span></text:p>
      <text:p text:style-name="Standard"><text:s text:c="6"/><text:line-break/> <text:s text:c="5"/><text:span text:style-name="T10">注意：有些浏览器可能无法在HTML5视频中处理视频来源网址重定向。</text:span></text:p>
      <text:p text:style-name="Standard"><text:span text:style-name="T10"><text:s text:c="13"/></text:span><text:span text:style-name="T11">Flowplayer Flash HLS不允许在主变体HLS播放列表中重定向相对路径。</text:span></text:p>
      <text:p text:style-name="P2"/>
      <text:list xml:id="list215754144303937" text:continue-numbering="true" text:style-name="WWNum2">
        <text:list-item>
          <text:p text:style-name="P12"><text:span text:style-name="T4">media</text:span><text:span text:style-name="T3"> http</text:span><text:span text:style-name="T4">點播（mp4、mp3、flv）</text:span></text:p>
        </text:list-item>
      </text:list>
      <text:p text:style-name="P14"><text:soft-page-break/><text:span text:style-name="T2">http直播或點播使用的url（學會按照xx-xxx-xxxx編碼的檔案）</text:span></text:p>
      <text:p text:style-name="P14"><text:a xlink:type="simple" xlink:href="http://amtbsg.cloudapp.net/redirect/media/" text:style-name="Internet_20_link" text:visited-style-name="Visited_20_Internet_20_Link">http://amtbsg.cloudapp.net/redirect/</text:a><text:a xlink:type="simple" xlink:href="http://amtbsg.cloudapp.net/redirect/media/" text:style-name="Internet_20_link" text:visited-style-name="Visited_20_Internet_20_Link"><text:span text:style-name="T2">media/</text:span></text:a><text:span text:style-name="T2"> + </text:span><text:span text:style-name="T9">mp4 mp3 flv路徑</text:span></text:p>
      <text:p text:style-name="P15"/>
      <text:p text:style-name="P14"><text:span text:style-name="T9">mp4點播</text:span><text:span text:style-name="T2">（</text:span><text:a xlink:type="simple" xlink:href="http://player.hwadzan.com/v/wdplayer.php?file=http://amtbsg.cloudapp.net/redirect/media/mp4/02/02-041/02-041-0001.mp4&amp;autoplay=true" text:style-name="Internet_20_link" text:visited-style-name="Visited_20_Internet_20_Link"><text:span text:style-name="T2">測試播放器</text:span></text:a><text:span text:style-name="T2">）<text:line-break/></text:span><text:span text:style-name="T5">http://amtbsg.cloudapp.net/redirect/</text:span><text:span text:style-name="T7">media</text:span><text:span text:style-name="T5">/mp4/02/02-041/02-041-0001.mp4</text:span></text:p>
      <text:p text:style-name="P14"><text:span text:style-name="T9">mp3點播</text:span><text:span text:style-name="T2">（</text:span><text:a xlink:type="simple" xlink:href="http://player.hwadzan.com/v/wdplayer.php?file=http://amtbsg.cloudapp.net/redirect/media/mp3/02/02-041/02-041-0001.mp3&amp;autoplay=true" text:style-name="Internet_20_link" text:visited-style-name="Visited_20_Internet_20_Link"><text:span text:style-name="T2">測試播放器</text:span></text:a><text:span text:style-name="T2">）<text:line-break/></text:span><text:span text:style-name="T5">http://amtbsg.cloudapp.net/redirect/</text:span><text:span text:style-name="T7">media</text:span><text:span text:style-name="T5">/mp3/02/02-041/02-041-0001.mp3</text:span></text:p>
      <text:p text:style-name="P14"><text:span text:style-name="T9">flv點播</text:span><text:span text:style-name="T2">（</text:span><text:a xlink:type="simple" xlink:href="http://player.hwadzan.com/v/wdplayer.php?file=http://amtbsg.cloudapp.net/redirect/media/flv/02/02-041/02-041-0001.flv&amp;autoplay=true" text:style-name="Internet_20_link" text:visited-style-name="Visited_20_Internet_20_Link"><text:span text:style-name="T2">測試播放器</text:span></text:a><text:span text:style-name="T2">）不少瀏覽器默認不啟用flash, 不建議使用<text:line-break/></text:span><text:span text:style-name="T7">http://amtbsg.cloudapp.net/redirect/media/flv/02/02-041/02-041-0001.flv</text:span></text:p>
      <text:p text:style-name="Standard"><text:span text:style-name="T11"><text:s text:c="7"/></text:span><text:span text:style-name="T10"><text:line-break/> <text:s text:c="6"/>注意：有些浏览器可能无法在HTML5视频中处理视频来源网址重定向。</text:span></text:p>
      <text:p text:style-name="Standard"><text:span text:style-name="T10"><text:s text:c="13"/></text:span><text:span text:style-name="T11">Flowplayer Flash HLS不允许在主变体HLS播放列表中重定向相对路径。</text:span></text:p>
      <text:p text:style-name="P2"/>
      <text:list xml:id="list215754527502068" text:continue-numbering="true" text:style-name="WWNum2">
        <text:list-item>
          <text:p text:style-name="P12"><text:span text:style-name="T4">網站使用的其他資料v（視頻、圖片之類）</text:span></text:p>
        </text:list-item>
      </text:list>
      <text:p text:style-name="P14"><text:span text:style-name="T2">網站使用的資料的url</text:span></text:p>
      <text:p text:style-name="P14"><text:span text:style-name="T2">http://amtbsg.cloudapp.net/redirect/v/+ </text:span><text:span text:style-name="T9">網站域名（中間部份） + 路徑</text:span></text:p>
      <text:p text:style-name="P3"><text:span text:style-name="T12"><text:s text:c="7"/>悟道師傅的就是 </text:span><text:a xlink:type="simple" xlink:href="http://amtbsg.cloudapp.net/redirect/v/shiwudao/" text:style-name="Internet_20_link" text:visited-style-name="Visited_20_Internet_20_Link"><text:span text:style-name="T2">http://amtbsg.cloudapp.net/redirect/v/shiwudao/</text:span></text:a><text:span text:style-name="T2">+路徑</text:span></text:p>
      <text:p text:style-name="P3"><text:span text:style-name="T12"><text:s text:c="7"/>如</text:span><text:a xlink:type="simple" xlink:href="http://amtbsg.cloudapp.net/redirect/v/shiwudao/2017/mov/20171208%E5%8F%83%E8%A8%AA%E9%A6%AC%E4%BE%86%E8%A5%BF%E4%BA%9E%E6%BC%A2%E5%AD%B8%E9%99%A2.mp4" text:style-name="Internet_20_link" text:visited-style-name="Visited_20_Internet_20_Link"><text:span text:style-name="T7">20171208參訪馬來西亞漢學院.mp4</text:span></text:a></text:p>
      <text:p text:style-name="P3"><text:span text:style-name="T11"><text:s text:c="6"/></text:span><text:span text:style-name="T7"><text:s/></text:span></text:p>
      <text:list xml:id="list215754910329193" text:continue-numbering="true" text:style-name="WWNum2">
        <text:list-item>
          <text:p text:style-name="P12"><text:span text:style-name="T4">數位法寶fabo下載</text:span></text:p>
        </text:list-item>
      </text:list>
      <text:p text:style-name="P14"><text:span text:style-name="T2">數位圖書館 數位法寶使用的url</text:span></text:p>
      <text:p text:style-name="P14"><text:span text:style-name="T2">http://amtbsg.cloudapp.net/redirect/fabo/+ </text:span><text:span text:style-name="T9">法寶路徑</text:span></text:p>
      <text:p text:style-name="P14"><text:span text:style-name="T7">如：</text:span></text:p>
      <text:p text:style-name="P3"><text:span text:style-name="T12"><text:s text:c="7"/>五種遺規－養正遺規 pdf</text:span><text:span text:style-name="T2"><text:line-break/></text:span><text:span text:style-name="T7"> <text:s text:c="6"/></text:span><text:a xlink:type="simple" xlink:href="http://amtbsg.cloudapp.net/redirect/fabo/pdf/CH35-02-01.pdf" text:style-name="Internet_20_link" text:visited-style-name="Visited_20_Internet_20_Link"><text:span text:style-name="T7">http://amtbsg.cloudapp.net/redirect/fabo/pdf/CH35-02-01.pdf</text:span></text:a></text:p>
      <text:p text:style-name="P3"><text:span text:style-name="T12"><text:s text:c="7"/>五種遺規－養正遺規 exe</text:span><text:span text:style-name="T2"><text:line-break/></text:span><text:span text:style-name="T7"> <text:s text:c="6"/></text:span><text:a xlink:type="simple" xlink:href="http://amtbsg.cloudapp.net/redirect/fabo/exe/CH35-02-01.exe" text:style-name="Internet_20_link" text:visited-style-name="Visited_20_Internet_20_Link"><text:span text:style-name="T7">http://amtbsg.cloudapp.net/redirect/fabo/exe/CH35-02-01.exe</text:span></text:a></text:p>
      <text:p text:style-name="P4"/>
      <text:p text:style-name="P4"/>
      <text:list xml:id="list215755414694994" text:continue-numbering="true" text:style-name="WWNum2">
        <text:list-item>
          <text:p text:style-name="P12"><text:span text:style-name="T4">數位法寶光碟下載</text:span></text:p>
        </text:list-item>
      </text:list>
      <text:p text:style-name="P14"><text:soft-page-break/><text:span text:style-name="T2">數位圖書館 光碟ISO使用的url</text:span></text:p>
      <text:p text:style-name="P14"><text:span text:style-name="T2">http://amtbsg.cloudapp.net/redirect/iso/+ </text:span><text:span text:style-name="T9">法寶路徑</text:span></text:p>
      <text:p text:style-name="P14"><text:span text:style-name="T7">如：</text:span></text:p>
      <text:p text:style-name="P3"><text:span text:style-name="T12"><text:s text:c="7"/>四十八大願</text:span><text:span text:style-name="T13">-</text:span><text:span text:style-name="T12">摘錄自《佛</text:span><text:span text:style-name="T14">說</text:span><text:span text:style-name="T12">大乘無量壽莊嚴清淨平等覺經》第十次宣講</text:span><text:span text:style-name="T2"><text:line-break/></text:span><text:span text:style-name="T7"> <text:s text:c="6"/></text:span><text:a xlink:type="simple" xlink:href="http://amtbsg.cloudapp.net/redirect/iso/02-37-D1101/" text:style-name="Internet_20_link" text:visited-style-name="Visited_20_Internet_20_Link"><text:span text:style-name="T7">http://amtbsg.cloudapp.net/redirect/iso/02-37-D1101/</text:span></text:a></text:p>
      <text:p text:style-name="P4"/>
      <text:p text:style-name="P5"/>
      <text:list xml:id="list215754747722882" text:continue-list="list851633243" text:style-name="WWNum1">
        <text:list-item>
          <text:p text:style-name="P9"><text:span text:style-name="T2">獲取最優線路 (自行獲取最優線路後使用)</text:span></text:p>
        </text:list-item>
      </text:list>
      <text:p text:style-name="P14"><text:span text:style-name="T2">獲取的地址</text:span><text:a xlink:type="simple" xlink:href="http://amtbsg.cloudapp.net/loadbalancer/amtbservers.php" text:style-name="Internet_20_link" text:visited-style-name="Visited_20_Internet_20_Link"><text:span text:style-name="T2">http://amtbsg.cloudapp.net/loadbalancer/amtbservers.php</text:span></text:a></text:p>
      <text:p text:style-name="P14"><text:span text:style-name="T2">返回json數據， get或post參數說明如下：</text:span></text:p>
      <text:list xml:id="list3085664630" text:style-name="WWNum7">
        <text:list-item>
          <text:p text:style-name="P10"><text:span text:style-name="T2">servertype 服務類型</text:span></text:p>
        </text:list-item>
      </text:list>
      <text:p text:style-name="P17"><text:span text:style-name="T7">hlsserver <text:s text:c="3"/>提供hls 直播或點播服務</text:span></text:p>
      <text:p text:style-name="P17"><text:span text:style-name="T7">httpserver <text:s text:c="2"/>提供http點播服務</text:span></text:p>
      <text:p text:style-name="P17"><text:span text:style-name="T7">wowzaserver 提供wowza服務</text:span></text:p>
      <text:p text:style-name="P18"/>
      <text:p text:style-name="P17"><text:span text:style-name="T15">注意：可以指定多種服務類型，用英文半角逗號分隔開</text:span></text:p>
      <text:list xml:id="list215755401622483" text:continue-numbering="true" text:style-name="WWNum7">
        <text:list-item>
          <text:p text:style-name="P10"><text:span text:style-name="T2">mediatype 媒體類型</text:span></text:p>
        </text:list-item>
      </text:list>
      <text:p text:style-name="P17"><text:span text:style-name="T7">live* <text:s text:c="3"/>提供hls 直播服務</text:span></text:p>
      <text:p text:style-name="P17"><text:span text:style-name="T7">vod* <text:s text:c="3"/>提供hls點播服務</text:span></text:p>
      <text:p text:style-name="P17"><text:span text:style-name="T7">media <text:s text:c="2"/>提供http點播（mp4、mp3、flv）服務</text:span></text:p>
      <text:p text:style-name="P17"><text:span text:style-name="T7">v <text:s text:c="6"/>提供網站使用的其他資源（http服務）</text:span></text:p>
      <text:p text:style-name="P17"><text:span text:style-name="T7">fabo <text:s text:c="3"/>提供數位法寶檔案（pdf、exe、epub、txt）</text:span></text:p>
      <text:p text:style-name="P17"><text:span text:style-name="T7">iso <text:s text:c="5"/>提供數位法寶iso檔案</text:span></text:p>
      <text:p text:style-name="P18"/>
      <text:p text:style-name="P17"><text:span text:style-name="T15">注意：live* vod* 表示以live vod開頭的都屬於，如liveedge liveedgelist</text:span></text:p>
      <text:list xml:id="list215754713853898" text:continue-numbering="true" text:style-name="WWNum7">
        <text:list-item>
          <text:p text:style-name="P10"><text:span text:style-name="T2">media 媒體分類（mediatype是vod*、media時需要指定）</text:span></text:p>
        </text:list-item>
      </text:list>
      <text:p text:style-name="P17"><text:span text:style-name="T7">mp4 <text:s text:c="3"/>提供mp4</text:span></text:p>
      <text:p text:style-name="P17"><text:span text:style-name="T7">mp3 <text:s text:c="3"/>提供mp3</text:span></text:p>
      <text:p text:style-name="P17"><text:span text:style-name="T7">flv <text:s text:c="5"/>提供flv</text:span></text:p>
      <text:p text:style-name="P17"><text:span text:style-name="T7">himp4 <text:s text:c="2"/>提供himp4</text:span></text:p>
      <text:p text:style-name="P18"/>
      <text:p text:style-name="P17"><text:span text:style-name="T15">注意：可以指定多種媒體分類，用英文半角逗號分隔開</text:span></text:p>
      <text:list xml:id="list215754856350689" text:continue-numbering="true" text:style-name="WWNum7">
        <text:list-item>
          <text:p text:style-name="P10"><text:span text:style-name="T2">file 可選的文件路徑（用於代替上面三個參數）</text:span></text:p>
        </text:list-item>
      </text:list>
      <text:p text:style-name="P17"><text:span text:style-name="T2">file=/liveedge/_definst_/livetv/playlist.m3u8</text:span></text:p>
      <text:p text:style-name="P17"><text:span text:style-name="T2"><text:s text:c="5"/>live* <text:s text:c="17"/>hlsserver<text:line-break/></text:span><text:soft-page-break/><text:span text:style-name="T2">file=/vod/_definst_/mp4/sample.mp4/playlist.m3u8</text:span></text:p>
      <text:p text:style-name="P17"><text:span text:style-name="T2"><text:s text:c="4"/>vod* <text:s text:c="7"/>mp4 <text:s text:c="15"/>hlsserver</text:span></text:p>
      <text:list xml:id="list215755346188005" text:continue-numbering="true" text:style-name="WWNum7">
        <text:list-item>
          <text:p text:style-name="P10"><text:span text:style-name="T2">singleserver 線路數量 數字類型</text:span></text:p>
        </text:list-item>
      </text:list>
      <text:p text:style-name="P17"><text:span text:style-name="T7">0 <text:s text:c="3"/>當前區域（國家或洲）的所有線路（按權重排序） </text:span><text:span text:style-name="T8">默認值</text:span></text:p>
      <text:p text:style-name="P17"><text:span text:style-name="T7">1 <text:s text:c="3"/>當前區域（國家或洲）的最優線路（僅提供一條）</text:span></text:p>
      <text:p text:style-name="P17"><text:span text:style-name="T7">2 <text:s text:c="3"/>所有線路（按權重排序）</text:span></text:p>
      <text:list xml:id="list215754655754872" text:continue-numbering="true" text:style-name="WWNum7">
        <text:list-item>
          <text:p text:style-name="P10"><text:span text:style-name="T2">_jsonp 可選的jsonp調用的函數名 字符類型</text:span></text:p>
        </text:list-item>
        <text:list-item>
          <text:p text:style-name="P10"><text:span text:style-name="T2">ip 用戶的ip地址（ip v4）可選</text:span></text:p>
        </text:list-item>
      </text:list>
      <text:p text:style-name="P17"><text:span text:style-name="T7">此參數在客戶端調用時，可以不提供，會自動獲取；</text:span></text:p>
      <text:p text:style-name="P17"><text:span text:style-name="T7">但如果是服務器端調用，請務必加上用戶的ip地址。</text:span></text:p>
      <text:list xml:id="list215755648622539" text:continue-numbering="true" text:style-name="WWNum7">
        <text:list-item>
          <text:p text:style-name="P10"><text:span text:style-name="T2">code 數位圖書館線路分類的代碼<text:line-break/>臺北 tw <text:s/>大陸 cn 歐美 de 香港 hk 新馬 sg</text:span></text:p>
        </text:list-item>
      </text:list>
      <text:p text:style-name="P17"><text:span text:style-name="T2">如有提供，返回線路內的最優主機</text:span><text:bookmark text:name="_GoBack"/></text:p>
      <text:p text:style-name="P6"/>
      <text:p text:style-name="P19"/>
      <text:p text:style-name="P7"><text:span text:style-name="T2">例子1：獲取有提供mp4 http點播的最優線路</text:span></text:p>
      <text:p text:style-name="P7"><text:a xlink:type="simple" xlink:href="http://amtbsg.cloudapp.net/loadbalancer/amtbservers.php?servertype=httpserver&amp;mediatype=media&amp;media=mp4&amp;singleserver=1" text:style-name="Internet_20_link" text:visited-style-name="Visited_20_Internet_20_Link"><text:span text:style-name="T2">http://amtbsg.cloudapp.net/loadbalancer/amtbservers.php?servertype=httpserver&amp;mediatype=media&amp;media=mp4&amp;singleserver=1</text:span></text:a></text:p>
      <text:p text:style-name="P7"><text:span text:style-name="T2">例子2：獲取有提供hls server mp4點播的最優線路</text:span></text:p>
      <text:p text:style-name="P7"><text:a xlink:type="simple" xlink:href="http://amtbsg.cloudapp.net/loadbalancer/amtbservers.php?servertype=hlsserver&amp;mediatype=vod&amp;media=mp4&amp;singleserver=1" text:style-name="Internet_20_link" text:visited-style-name="Visited_20_Internet_20_Link"/></text:p>
      <text:p text:style-name="P7"><text:a xlink:type="simple" xlink:href="http://amtbsg.cloudapp.net/loadbalancer/amtbservers.php?servertype=hlsserver&amp;mediatype=vod&amp;media=mp4&amp;singleserver=1" text:style-name="Internet_20_link" text:visited-style-name="Visited_20_Internet_20_Link"><text:span text:style-name="T2">http://amtbsg.cloudapp.net/loadbalancer/amtbservers.php?servertype=hlsserver&amp;mediatype=vod&amp;media=mp4&amp;singleserver=1</text:span></text:a></text:p>
      <text:p text:style-name="P7"><text:span text:style-name="T2">例子3：獲取有提供hls server直播的最優線路</text:span></text:p>
      <text:p text:style-name="P7"><text:a xlink:type="simple" xlink:href="http://amtbsg.cloudapp.net/loadbalancer/amtbservers.php?servertype=hlsserver&amp;mediatype=liveedge&amp;singleserver=1" text:style-name="Internet_20_link" text:visited-style-name="Visited_20_Internet_20_Link"><text:span text:style-name="T2">http://amtbsg.cloudapp.net/loadbalancer/amtbservers.php?servertype=hlsserver&amp;mediatype=liveedge&amp;singleserver=1</text:span></text:a></text:p>
      <text:p text:style-name="P7"><text:span text:style-name="T2">例子4：獲取最優主機後，再設定播放器</text:span></text:p>
      <text:p text:style-name="P17"><text:a xlink:type="simple" xlink:href="http://player.hwadzan.com/flowplayer7/new.php" text:style-name="Internet_20_link" text:visited-style-name="Visited_20_Internet_20_Link"><text:span text:style-name="T2">http://player.hwadzan.com/flowplayer7/new.php</text:span></text:a></text:p>
      <text:list xml:id="list215754268073479" text:continue-list="list215754747722882" text:style-name="WWNum1">
        <text:list-item>
          <text:p text:style-name="P13">手工<text:span text:style-name="T2">線路</text:span>區域選擇</text:p>
        </text:list-item>
      </text:list>
      <text:p text:style-name="P14">获取的地址<text:line-break/>http://amtbsg.cloudapp.net/loadbalancer/amtbservergroups.php</text:p>
      <text:p text:style-name="P14"><text:span text:style-name="T2">返回json數據， get或post參數說明如下：</text:span></text:p>
      <text:list xml:id="list2717348352" text:style-name="WWNum8">
        <text:list-item>
          <text:p text:style-name="P11"><text:soft-page-break/><text:span text:style-name="T2">servertype 服務類型</text:span></text:p>
        </text:list-item>
      </text:list>
      <text:p text:style-name="P17"><text:span text:style-name="T7">LiveServer <text:s text:c="2"/>提供直播区域</text:span></text:p>
      <text:p text:style-name="P17"><text:span text:style-name="T7">VodServer <text:s text:c="2"/>提供點播区域</text:span></text:p>
      <text:list xml:id="list215755239007571" text:continue-numbering="true" text:style-name="WWNum8">
        <text:list-item>
          <text:p text:style-name="P11"><text:span text:style-name="T2">code 數位圖書館線路分類的代碼<text:line-break/>如：臺北 tw <text:s/>大陸 cn 歐美 de 香港 hk 新馬 sg</text:span></text:p>
        </text:list-item>
      </text:list>
      <text:p text:style-name="P17">如有提供，返回此线路区域信息</text:p>
      <text:list xml:id="list215754225193566" text:continue-numbering="true" text:style-name="WWNum8">
        <text:list-item>
          <text:p text:style-name="P11"><text:span text:style-name="T2">_jsonp 可選的jsonp調用的函數名 字符類型</text:span></text:p>
        </text:list-item>
      </text:list>
      <text:p text:style-name="P7">返回字段说明：</text:p>
      <text:p text:style-name="P7">id <text:s text:c="7"/>区域数字标识</text:p>
      <text:p text:style-name="P7">code <text:s text:c="4"/>主机英文缩写（通常和下面的cou<text:span text:style-name="T2">ntry一樣，和上面的</text:span>code<text:span text:style-name="T2">參數對應）</text:span></text:p>
      <text:p text:style-name="P7"><text:span text:style-name="T2">country</text:span> <text:s text:c="2"/>国家地区</text:p>
      <text:p text:style-name="P7"><text:span text:style-name="T2">domain</text:span> <text:s text:c="2"/>域名列表（用英文逗号分隔）</text:p>
      <text:p text:style-name="P7"><text:span text:style-name="T2">servername</text:span> 主机名（中文）</text:p>
      <text:p text:style-name="P7"><text:span text:style-name="T2">isDefault</text:span> <text:s text:c="3"/>是否默认主机（0 否 1 是）</text:p>
      <text:p text:style-name="P7"><text:span text:style-name="T2">isUsed</text:span> <text:s text:c="5"/>是否启用（0 否 1 是）</text:p>
      <text:p text:style-name="P7"/>
      <text:p text:style-name="P7"><text:span text:style-name="T2">例子1：獲取所有點播區域</text:span></text:p>
      <text:p text:style-name="P7"><text:a xlink:type="simple" xlink:href="http://amtbsg.cloudapp.net/loadbalancer/amtbservergroups.php?servertype=VodServer" text:style-name="Internet_20_link" text:visited-style-name="Visited_20_Internet_20_Link"><text:span text:style-name="T15">http://amtbsg.cloudapp.net/loadbalancer/amtbservergroups.php?servertype=VodServer</text:span></text:a></text:p>
      <text:p text:style-name="P7"><text:span text:style-name="T2">例子2：獲取code是cn的點播區域</text:span></text:p>
      <text:p text:style-name="P7"><text:span text:style-name="T15">http://amtbsg.cloudapp.net/loadbalancer/amtbservergroups.php?servertype=VodServer&amp;code=cn</text:span></text:p>
      <text:p text:style-name="P7"><text:span text:style-name="T2">例子3：獲取所有直播區域</text:span></text:p>
      <text:p text:style-name="P7"><text:span text:style-name="T15">http://amtbsg.cloudapp.net/loadbalancer/amtbservergroups.php?servertype=LiveServer</text:span></text:p>
      <text:p text:style-name="P7"><text:span text:style-name="T2">例子4：獲取code是cn的直播區域</text:span></text:p>
      <text:p text:style-name="P7"><text:span text:style-name="T15">http://amtbsg.cloudapp.net/loadbalancer/amtbservergroups.php?servertype=LiveServer&amp;code=c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DengXian" svg:font-family="DengXian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ngXian1" svg:font-family="DengXian" style:font-family-generic="system" style:font-pitch="variable"/>
    <style:font-face style:name="MS Mincho1" svg:font-family="'MS Mincho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ngXian" fo:font-size="12pt" fo:language="en" fo:country="US" style:letter-kerning="true" style:font-name-asian="DengXian1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ngXian" fo:font-size="12pt" fo:language="en" fo:country="US" style:letter-kerning="true" style:font-name-asian="DengXian1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杜勇</meta:initial-creator>
    <meta:editing-cycles>6</meta:editing-cycles>
    <meta:creation-date>2018-01-12T08:24:00</meta:creation-date>
    <dc:date>2018-02-18T21:57:53.876000000</dc:date>
    <meta:editing-duration>PT13M58S</meta:editing-duration>
    <meta:generator>LibreOffice/5.3.7.2$Windows_X86_64 LibreOffice_project/6b8ed514a9f8b44d37a1b96673cbbdd077e24059</meta:generator>
    <meta:document-statistic meta:table-count="0" meta:image-count="0" meta:object-count="0" meta:page-count="5" meta:paragraph-count="107" meta:word-count="1400" meta:character-count="4197" meta:non-whitespace-character-count="38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